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0e72b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0e72b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20.3</text:span><text:span text:style-name="MT4"> <text:s text:c="2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2-02-24T16:59:53.743081910</dc:date>
    <meta:editing-duration>PT29M52S</meta:editing-duration>
    <meta:editing-cycles>5</meta:editing-cycles>
    <meta:generator>LibreOffice/6.4.7.2$Linux_X86_64 LibreOffice_project/40$Build-2</meta:generator>
    <dc:creator>Elton Moreno</dc:creator>
    <meta:document-statistic meta:table-count="0" meta:image-count="1" meta:object-count="0" meta:page-count="1" meta:paragraph-count="1" meta:word-count="5" meta:character-count="107" meta:non-whitespace-character-count="30"/>
  </office:meta>
</office:document-meta>
</file>